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xedsys" svg:font-family="Fixedsy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1" style:font-size-complex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style:font-size-asian="12pt" style:font-name-complex="Arial1" style:font-size-complex="12pt"/>
    </style:style>
    <style:style style:name="P5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1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1" fo:font-size="12pt" style:rfc-language-tag="es-ES-u-co-trad" fo:language="es" fo:country="ES" style:font-size-asian="12pt" style:font-name-complex="Arial1" style:font-size-complex="12pt" style:font-weight-complex="bold"/>
    </style:style>
    <style:style style:name="P8" style:family="paragraph" style:parent-style-name="Standard">
      <style:text-properties style:font-name="Arial1" fo:font-size="12pt" style:rfc-language-tag="es-ES-u-co-trad" fo:language="es" fo:country="ES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text-properties style:font-name="Arial1" style:font-name-complex="Arial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text-underline-style="solid" style:text-underline-width="auto" style:text-underline-color="font-color" style:font-size-asian="12pt" style:font-name-complex="Arial1" style:font-size-complex="12pt"/>
    </style:style>
    <style:style style:name="T3" style:family="text">
      <style:text-properties style:font-name="Arial1" fo:font-size="12pt" style:font-size-asian="12pt" style:font-name-complex="Arial1" style:font-size-complex="12pt"/>
    </style:style>
    <style:style style:name="T4" style:family="text">
      <style:text-properties style:font-name="Arial1" fo:font-size="12pt" officeooo:rsid="001cd61d" style:font-size-asian="12pt" style:font-name-complex="Arial1" style:font-size-complex="12pt"/>
    </style:style>
    <style:style style:name="T5" style:family="text">
      <style:text-properties style:font-name="Arial1" fo:font-size="12pt" style:rfc-language-tag="es-ES-u-co-trad" fo:language="es" fo:country="ES" style:font-size-asian="12pt" style:font-name-complex="Arial1" style:font-size-complex="1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-asian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PROGRAMA DE MATEMÁTICA PARA </text:p>
      <text:p text:style-name="P1"><text:span text:style-name="T2">ALUMNOS PREVIOS, LIBRES Y EQUIVALENCIAS</text:span><text:span text:style-name="T2"/></text:p>
      <text:p text:style-name="P3"/>
      <text:p text:style-name="Standard"><text:span text:style-name="T2">CURSO: 2° AÑO</text:span></text:p>
      <text:p text:style-name="P3"/>
      <text:p text:style-name="P6"/>
      <text:p text:style-name="P4">Unidad I: NÚMEROS RACIONALES</text:p>
      <text:p text:style-name="P4"/>
      <text:p text:style-name="Standard"><text:span text:style-name="T3">Números racionales. Expresiones decimales exactas y periódicas. Fracción, concepto. Simplificación. Operaciones: suma, resta, multiplicación, división, potenciación, radicación. Propiedades. Potencias con exponente entero negativo. Notación científica. Operaciones combinadas. Ecuaciones. <text:s/></text:span></text:p>
      <text:p text:style-name="P2"/>
      <text:p text:style-name="P2"/>
      <text:p text:style-name="P4">Unidad II: FUNCIONES Y PROPORCIONALIDAD</text:p>
      <text:p text:style-name="P4"/>
      <text:p text:style-name="P5">Razones y proporciones numéricas. Extremos y medios. Propiedad fundamental de las proporciones.</text:p>
      <text:p text:style-name="P5">Ubicación de puntos en el plano. Sistemas de coordenadas. Interpretación de gráficos. Función. Concepto. Variable dependiente y variable independiente. Funciones definidas por fórmulas. <text:s/>(Función lineal), gráfico con tabla de valores. </text:p>
      <text:p text:style-name="Standard"><text:span text:style-name="T3">Función de proporcionalidad directa e inversa. Constante de proporcionalidad, fórmula, tabla de valores y gráfico. Porcentaje. Escala</text:span><text:span text:style-name="T3"/></text:p>
      <text:p text:style-name="P5"/>
      <text:p text:style-name="P5"/>
      <text:p text:style-name="Standard"><text:span text:style-name="T2">Unidad III: CUADRILATEROS</text:span></text:p>
      <text:p text:style-name="P4"/>
      <text:p text:style-name="P5"><text:span text:style-name="T7"><text:s/></text:span>Cuadriláteros. Propiedades. Clasificación. Trapecio. Romboide. Rectángulo. Rombo. Cuadrado. Perímetros y áreas de los cuadriláteros. </text:p>
      <text:p text:style-name="P5"/>
      <text:p text:style-name="P7"/>
      <text:p text:style-name="P7">Firma docente………………………..<text:span text:style-name="T5"/></text:p>
      <text:p text:style-name="P8"/>
      <text:p text:style-name="P8">BIBLIOGRAFÍA:<text:span text:style-name="T3"/></text:p>
      <text:p text:style-name="P5">-Laurito L., B de Stisin L, Trama E., Ziger D., Sidelsky E.</text:p>
      <text:p text:style-name="P5">Matemática 9. Editorial Puerto de Palos. 2001</text:p>
      <text:p text:style-name="P5">- Laurito L., B de Stisin L, Trama E., Ziger D.</text:p>
      <text:p text:style-name="P5">Matemática 8 Editorial Puerto de Palos. 2003</text:p>
      <text:p text:style-name="P5">-Garaventa L., Legorburu N.,Rodas P.</text:p>
      <text:p text:style-name="P5">Carpeta de Matemática 8. Editorial Aique 2001</text:p>
      <text:p text:style-name="P5">-Garaventa L., Legorburu N.,Rodas P.</text:p>
      <text:p text:style-name="P5">Carpeta de Matemática 9. Editorial Aique 2001</text:p>
      <text:p text:style-name="P5"/>
      <text:p text:style-name="P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xedsys" svg:font-family="Fixedsy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Fixedsys" fo:font-family="Fixedsys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Fixedsys" style:font-family-complex="Fixedsys" style:font-family-generic-complex="moder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1" fo:font-size="12pt" style:font-size-asian="12pt" style:font-name-complex="Arial1" style:font-size-complex="12pt"/>
    </style:style>
    <style:style style:name="MT2" style:family="text">
      <style:text-properties style:font-name="Arial1" fo:font-size="12pt" officeooo:rsid="001cd61d" style:font-size-asian="12pt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7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PEM </text:span><text:span text:style-name="MT2">N°</text:span><text:span text:style-name="MT1">41<text:tab/><text:tab/>202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GRAMA DE MATEMATICA PARA </dc:title>
    <dc:subject/>
    <meta:keyword/>
    <dc:description/>
    <meta:initial-creator>sandra greene y horacio ortega</meta:initial-creator>
    <meta:creation-date>2011-11-15T07:53:00</meta:creation-date>
    <dc:date>2023-05-09T19:14:25.309000000</dc:date>
    <meta:print-date>2014-03-20T22:32:00</meta:print-date>
    <meta:editing-cycles>22</meta:editing-cycles>
    <meta:editing-duration>PT24M56S</meta:editing-duration>
    <meta:document-statistic meta:table-count="0" meta:image-count="0" meta:object-count="0" meta:page-count="1" meta:paragraph-count="22" meta:word-count="192" meta:character-count="1468" meta:non-whitespace-character-count="1290"/>
    <meta:generator>LibreOffice/7.5.2.2$Windows_X86_64 LibreOffice_project/53bb9681a964705cf672590721dbc85eb4d0c3a2</meta:generator>
  </office:meta>
</office:document-meta>
</file>